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text-align="justify" style:justify-single-word="false" fo:break-before="page"/>
      <style:text-properties fo:language="en" fo:country="IN" officeooo:paragraph-rsid="001c19c0"/>
    </style:style>
    <style:style style:name="P2" style:family="paragraph" style:parent-style-name="Heading_20_3">
      <style:paragraph-properties fo:text-align="justify" style:justify-single-word="false"/>
      <style:text-properties fo:language="en" fo:country="IN" officeooo:paragraph-rsid="001c19c0"/>
    </style:style>
    <style:style style:name="P3" style:family="paragraph" style:parent-style-name="Heading_20_4">
      <style:paragraph-properties fo:text-align="justify" style:justify-single-word="false"/>
      <style:text-properties fo:language="en" fo:country="IN" officeooo:paragraph-rsid="001c19c0"/>
    </style:style>
    <style:style style:name="P4" style:family="paragraph" style:parent-style-name="List_20_Paragraph" style:list-style-name="WWNum55">
      <style:paragraph-properties fo:text-align="justify" style:justify-single-word="false"/>
      <style:text-properties fo:language="en" fo:country="IN" officeooo:paragraph-rsid="001c19c0"/>
    </style:style>
    <style:style style:name="P5" style:family="paragraph" style:parent-style-name="List_20_Paragraph" style:list-style-name="WWNum49">
      <style:paragraph-properties fo:text-align="justify" style:justify-single-word="false"/>
      <style:text-properties fo:language="en" fo:country="IN" officeooo:paragraph-rsid="001c19c0"/>
    </style:style>
    <style:style style:name="P6" style:family="paragraph" style:parent-style-name="List_20_Paragraph" style:list-style-name="WWNum47">
      <style:paragraph-properties fo:text-align="justify" style:justify-single-word="false"/>
      <style:text-properties fo:language="en" fo:country="IN" officeooo:paragraph-rsid="001c19c0"/>
    </style:style>
    <style:style style:name="P7" style:family="paragraph" style:parent-style-name="List_20_Paragraph" style:list-style-name="WWNum57">
      <style:paragraph-properties fo:text-align="justify" style:justify-single-word="false"/>
      <style:text-properties fo:language="en" fo:country="IN" officeooo:paragraph-rsid="001c19c0"/>
    </style:style>
    <style:style style:name="P8" style:family="paragraph" style:parent-style-name="List_20_Paragraph" style:list-style-name="WWNum58">
      <style:paragraph-properties fo:text-align="justify" style:justify-single-word="false"/>
      <style:text-properties fo:language="en" fo:country="IN" officeooo:paragraph-rsid="001c19c0"/>
    </style:style>
    <style:style style:name="P9" style:family="paragraph" style:parent-style-name="List_20_Paragraph" style:list-style-name="WWNum59">
      <style:paragraph-properties fo:text-align="justify" style:justify-single-word="false"/>
      <style:text-properties fo:language="en" fo:country="IN" officeooo:paragraph-rsid="001c19c0"/>
    </style:style>
    <style:style style:name="P10" style:family="paragraph" style:parent-style-name="List_20_Paragraph">
      <style:paragraph-properties fo:text-align="justify" style:justify-single-word="false"/>
      <style:text-properties fo:language="en" fo:country="IN" officeooo:paragraph-rsid="001c19c0"/>
    </style:style>
    <style:style style:name="P11" style:family="paragraph" style:parent-style-name="List_20_Paragraph">
      <style:paragraph-properties fo:margin-left="0cm" fo:margin-right="0cm" fo:text-align="justify" style:justify-single-word="false" fo:text-indent="0cm" style:auto-text-indent="false"/>
      <style:text-properties fo:language="en" fo:country="IN" officeooo:paragraph-rsid="001c19c0"/>
    </style:style>
    <style:style style:name="P12" style:family="paragraph" style:parent-style-name="List_20_Paragraph" style:list-style-name="WWNum46">
      <style:paragraph-properties fo:margin-left="1.27cm" fo:margin-right="0cm" fo:text-align="justify" style:justify-single-word="false" fo:text-indent="-0.635cm" style:auto-text-indent="false"/>
      <style:text-properties fo:language="en" fo:country="IN" officeooo:paragraph-rsid="001c19c0"/>
    </style:style>
    <style:style style:name="P13" style:family="paragraph" style:parent-style-name="List_20_Paragraph" style:list-style-name="WWNum56">
      <style:paragraph-properties fo:margin-left="0.635cm" fo:margin-right="0cm" fo:text-align="justify" style:justify-single-word="false" fo:text-indent="-0.635cm" style:auto-text-indent="false"/>
      <style:text-properties fo:language="en" fo:country="IN" officeooo:paragraph-rsid="001c19c0"/>
    </style:style>
    <style:style style:name="P14" style:family="paragraph" style:parent-style-name="Standard">
      <style:paragraph-properties fo:text-align="justify" style:justify-single-word="false"/>
      <style:text-properties fo:language="en" fo:country="IN" officeooo:paragraph-rsid="001c19c0"/>
    </style:style>
    <style:style style:name="P15" style:family="paragraph" style:parent-style-name="Standard">
      <style:paragraph-properties fo:text-align="justify" style:justify-single-word="false"/>
      <style:text-properties fo:language="en" fo:country="IN" fo:font-style="italic" officeooo:paragraph-rsid="001c19c0" style:font-style-asian="italic"/>
    </style:style>
    <style:style style:name="P16" style:family="paragraph" style:parent-style-name="Standard">
      <style:paragraph-properties fo:margin-top="0cm" fo:margin-bottom="0cm" style:contextual-spacing="false" fo:text-align="justify" style:justify-single-word="false"/>
      <style:text-properties fo:language="en" fo:country="IN" fo:font-style="italic" officeooo:paragraph-rsid="001c19c0" style:font-style-asian="italic"/>
    </style:style>
    <style:style style:name="P17" style:family="paragraph" style:parent-style-name="Standard">
      <style:paragraph-properties fo:margin-top="0cm" fo:margin-bottom="0cm" style:contextual-spacing="false" fo:text-align="justify" style:justify-single-word="false"/>
      <style:text-properties fo:language="en" fo:country="IN" officeooo:paragraph-rsid="001c19c0"/>
    </style:style>
    <style:style style:name="T1" style:family="text">
      <style:text-properties fo:font-weight="bold" style:font-weight-asian="bold"/>
    </style:style>
    <style:style style:name="T2" style:family="text">
      <style:text-properties style:text-position="super 58%"/>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ayments</text:h>
      <text:p text:style-name="P14">As we understood in the objectives section, processing payments is a specialized activity in subscription business model. This is because payment for a subscription</text:p>
      <text:list xml:id="list4035088277" text:style-name="WWNum55">
        <text:list-item>
          <text:p text:style-name="P4">Needs to be determined <text:s/>when subscription is initiated</text:p>
        </text:list-item>
        <text:list-item>
          <text:p text:style-name="P4">Needs to be tracked according to the agreed payment ‘scheme’</text:p>
        </text:list-item>
        <text:list-item>
          <text:p text:style-name="P4">Needs to be corrected according to variations in product prices or due to alterations in subscription agreements</text:p>
        </text:list-item>
        <text:list-item>
          <text:p text:style-name="P4">If found excess then needs to be refunded or adjusted in next deliveries /subscription</text:p>
        </text:list-item>
      </text:list>
      <text:p text:style-name="P14">Hence a dedicated ‘Payments’ domain is essential when thinking about subscription business. As said above this domain is responsible for determining and periodically ‘correcting’ the payments to be made by each subscribers for their active subscriptions. It is responsible for tracking the payments received for each active subscription, validating them against the chosen payment scheme and accordingly conveying decision to subscriber domain if next deliveries for those subscribers are allowed for dispatch. Finally it is responsible for calculating refunds if any and providing means to refund excess payment amounts to eligible subscribers through various means.</text:p>
      <text:p text:style-name="P14">Actual payment to be made by the subscribers through various electronic or physical means is expected to be handled by the shopping website/app/agencies and hence not being discussed as part of this domain. We will discuss how the incoming payment should get adjusted against the due amount for each of the deliveries so that 100% due payment for each delivery is fulfilled in the order of their delivery sequence.</text:p>
      <text:p text:style-name="P14">Payment domain has to be vigilant about </text:p>
      <text:list xml:id="list154025518" text:style-name="WWNum49">
        <text:list-item>
          <text:p text:style-name="P5">Changes happening to the offer prices of various products </text:p>
        </text:list-item>
        <text:list-item>
          <text:p text:style-name="P5">Changes to the tagged prices(MRP) of each ingredient product. </text:p>
        </text:list-item>
        <text:list-item>
          <text:p text:style-name="P5">Number of alterations made by subscribers to their active subscriptions during subscription lifetime. </text:p>
        </text:list-item>
      </text:list>
      <text:p text:style-name="P14">These activities influence alterations to the total amount to be paid by the subscribers.</text:p>
      <text:p text:style-name="P14">We have already seen in the “objectives” section that the total payment of a subscription, calculated at registration of a subscription may not remain constant due to various reasons, such as</text:p>
      <text:list xml:id="list3896977162" text:style-name="WWNum47">
        <text:list-item>
          <text:p text:style-name="P6">Change to offer prices of “none committed” products contained in a subscription, during active tenure of that subscription.</text:p>
        </text:list-item>
        <text:list-item>
          <text:p text:style-name="P6">Change of MRPs of a “percent discount committed” products contained in a subscription, during its active tenure, which influences alteration to its absolute value of offer price (as absolute offer price is derived by applying fixed discount percent on ‘latest’ MRP).</text:p>
        </text:list-item>
        <text:list-item>
          <text:p text:style-name="P6">Alteration of subscription content or abrupt termination of a subscription, which may warrant recovery of remaining payment OR may warrant refund (in case major payment is received as advance).</text:p>
        </text:list-item>
      </text:list>
      <text:p text:style-name="P14">All the above factors influencing changes in total subscription amount, expects Payments domain to possess ability to recalculate and ‘correct’ due payment repeatedly at appropriate triggers/events.</text:p>
      <text:p text:style-name="P14">Frequent variations in prices as well as subscription content may result in excess amount paid by subscriber, which may need to be refunded to him/her. So the domains should have defined policies for refund.</text:p>
      <text:p text:style-name="P14">Payment domain is mostly reactive in nature and mainly responds to different events happening in other domains. Let’s walk through lifecycle of Payments Domain.</text:p>
      <text:h text:style-name="P2" text:outline-level="3">Lifecycle</text:h>
      <text:h text:style-name="P3" text:outline-level="4">Registration of products, categories and prices</text:h>
      <text:p text:style-name="P11">Registration of products happen with Payments domain, when it happens with Product domain. Product registration in Payments is inevitable as the total payment of a subscription is an aggregation of payments due to each of the ingredient products and variations in it due to their price variations. The price of a product and time to time variations in it (as per the pricing category) is determined by the product domain, but these changes keeps getting percolated to Payments domain <text:soft-page-break/>as well. The registration of a product brings in its latest offer price, tagged price and product category. This information is required for calculation of due payment of a subscription as well as periodic corrections in it.</text:p>
      <text:p text:style-name="P10"/>
      <text:h text:style-name="P3" text:outline-level="4">Registration of Payment Scheme </text:h>
      <text:p text:style-name="P11">Merchant is expected to define one or more ‘payment schemes’ at the initiation of subscription business as well as ,may add new payment schemes from time to time. A payment scheme is a rule which dictates how the payment is expected from subscriber. The expectation is set through following steps</text:p>
      <text:list xml:id="list4039871142" text:style-name="WWNum46">
        <text:list-item>
          <text:list>
            <text:list-item>
              <text:p text:style-name="P12">Amount of ‘advance’ payment expected (in proportion to total payment) before starting any deliveries for a registered subscription.</text:p>
            </text:list-item>
            <text:list-item>
              <text:p text:style-name="P12">The delivery cycles/sequences before/after which an instalment of total due payment is expected to be received as well as instalment proportion out of total due payment at that time. <text:s/></text:p>
            </text:list-item>
          </text:list>
        </text:list-item>
      </text:list>
      <text:p text:style-name="P14">Violation of the chosen payment scheme may cause halting of next deliveries as the expectations around the fulfilment of due payment as defined by the scheme have not been met by a subscriber.</text:p>
      <text:p text:style-name="P11">In case multiple payment schemes are offered to subscribers, each subscription should have an single associated payment scheme which will act as a validation rule while determining whether to dispatch next delivery or not.</text:p>
      <text:p text:style-name="P11">When any subscription is getting registered/renewed the list of payment schemes enables a subscriber to choose one scheme in the list so as to determine how he/she wants to make payment for his/her subscription. Once subscriber chooses a payment scheme for his current subscription the same cannot be changed during current subscription.</text:p>
      <text:p text:style-name="P10"/>
      <text:h text:style-name="P3" text:outline-level="4">Registration of a new/renewed subscription</text:h>
      <text:p text:style-name="P11">When a subscription is newly registered or renewed (in subscriber domain), it results into creation of new payment account for that subscription. <text:s/>The lifecycle of a payment account is closely associated with the lifecycle of its subscription. </text:p>
      <text:p text:style-name="P11">Payment account maintains the total due payment from a subscription as well as periodic variations in it (due to price changes). The information of due payment is maintained at an aggregate level, as well as at each delivery level (due payment per delivery), so that any incoming payments will get adjusted against total due payment as well as each delivery wise due payment. Thus Payment account is responsible for tracking incoming payment against lined up deliveries. </text:p>
      <text:p text:style-name="P14">Payment account also maintains information on reward points collected by a subscriber in the current/earlier subscriptions as well as refundable amount if any. Thus when subscriber instructs the ecosystem to adjust the available gains against due payments, payment account automatically takes care of the same.</text:p>
      <text:h text:style-name="P3" text:outline-level="4">Selection of a Payment Scheme</text:h>
      <text:p text:style-name="P11">In order to manage total subscription cost through series of instalments, every subscriber is expected to select and then adhere to a payment scheme suitable to his/her appetite among those defined by subscriber.</text:p>
      <text:p text:style-name="P11">A Payment Scheme is a rule which tells in what phases (time line) and slabs (instalment amount) the total due payment from a subscription is expected to be received.</text:p>
      <text:p text:style-name="P11">Example of payment schemes are given below:</text:p>
      <text:p text:style-name="P16">PAY 100% OF CURRENT SUBSCRIPTION AMOUNT ON SUBSCRIPTION CONFIRMATION</text:p>
      <text:p text:style-name="P16">AND</text:p>
      <text:p text:style-name="P17">PAY RESIDUAL DUE AMOUNT AFTER <text:span text:style-name="T1">½ OF TOTAL,</text:span> <text:span text:style-name="T1">¾ OF TOTAL</text:span> DELIVERIES </text:p>
      <text:p text:style-name="P17">IN <text:span text:style-name="T1">DEFAULT</text:span> PROPORTION</text:p>
      <text:p text:style-name="P11"/>
      <text:p text:style-name="P11"><text:soft-page-break/>This scheme expects Subscriber to pay the total subscription calculated at the time of subscription confirmation, in advance and then pay the newly immerging subscription cost due to variations in prices or alterations in content after ½ of total delivery count and next at 3/4<text:span text:style-name="T2">th</text:span> of total delivery count, each divided into equal proportion. So if total deliveries are 12, then first instalment will be expected after 6<text:span text:style-name="T2">th</text:span> delivery (before 7<text:span text:style-name="T2">th</text:span> delivery) and second one will be expected after 9<text:span text:style-name="T2">th</text:span> delivery (before 10<text:span text:style-name="T2">th</text:span> delivery) and the total due amount will be divided in two equal proportion.</text:p>
      <text:p text:style-name="P11"/>
      <text:p text:style-name="P11">In case merchant wishes to be relatively liberal on receiving payments he/she may set payment scheme, something like this</text:p>
      <text:p text:style-name="P14">PAY <text:span text:style-name="T3">0% OF CURRENT SUBSCRIPTION AMOUNT ON SUBSCRIPTION CONFIRMATION</text:span></text:p>
      <text:p text:style-name="P15">AND </text:p>
      <text:p text:style-name="P14">PAY RESIDUAL DUE AMOUNT AFTER <text:span text:style-name="T1">1/4 OF N, 1/2 OF N</text:span>, <text:span text:style-name="T1">3/4 OF N</text:span> DELIVERIES IN <text:span text:style-name="T1">DEFAULT</text:span> PROPORTION<text:span text:style-name="T3">.</text:span></text:p>
      <text:p text:style-name="P11"/>
      <text:p text:style-name="P11">Here merchant is allowing subscribers to start receiving deliveries without paying any advance payment, but then expects payments after 3<text:span text:style-name="T2">rd</text:span>, 6<text:span text:style-name="T2">th</text:span> and 9<text:span text:style-name="T2">th</text:span> deliveries distributed in equal proportion. It means that subscriber can receive first 3 deliveries without paying a single penny. <text:s/></text:p>
      <text:p text:style-name="P11">It is up to the merchant/how strict or liberal he/she can be for allowing subscribers enjoy their delivery consignment with or without its payment due. He may provide multiple options among which every subscriber makes his/her selection suitable to his/her appetite. </text:p>
      <text:p text:style-name="P11"/>
      <text:h text:style-name="P3" text:outline-level="4">Application of Payment Scheme</text:h>
      <text:p text:style-name="P11">Payment scheme is typically a formula which takes into consideration total subscription amount( as well as incremental subscription amounts due to price/content variations) and total deliveries count in a subscription and calculates the instalment amounts and delivery sequence before/after which each of these instalments are expected to receive. Since every subscription has different dimensions (in terms of number of deliveries and total delivery cost), the same payment scheme selected gets applied onto each of them differently. The scheme gets once applied on a subscription determines when (before/after which delivery) and how much instalment will be expected from this subscription, by using its total subscription amount and total deliveries count.</text:p>
      <text:p text:style-name="P11">The outcome of application of payment scheme on subscription definition is list of payment milestones in terms of instalment trackers. </text:p>
      <text:p text:style-name="P11">An instalment tracker is a representation of a specific instalment (amount) expected from a subscriber before a specific delivery sequence. Instalment tracker also maintains the list of deliveries (delivery sequences), the total cost of which must get fulfilled by incoming instalment amount. As the name suggests its purpose is to track if the desired instalment is received on time, in desired amount (or more). The fulfilment of an instalment tracker results into approval of next delivery (being conveyed to subscriber domain from where deliveries get dispatched). In case the fulfilment is partial or after desired timeline, it results into blocking of next delivery until it completes.</text:p>
      <text:p text:style-name="P11">Consider the example of following scheme selected by a subscription:</text:p>
      <text:p text:style-name="P14">PAY <text:span text:style-name="T3">0% OF CURRENT SUBSCRIPTION AMOUNT ON SUBSCRIPTION CONFIRMATION</text:span></text:p>
      <text:p text:style-name="P15">AND </text:p>
      <text:p text:style-name="P14">PAY RESIDUAL DUE AMOUNT AFTER <text:span text:style-name="T1">1/4 OF N, 1/2 OF N</text:span>, <text:span text:style-name="T1">3/4 OF N</text:span> DELIVERIES IN <text:span text:style-name="T1">DEFAULT</text:span> PROPORTION<text:span text:style-name="T3">.</text:span></text:p>
      <text:p text:style-name="P11">Assume that subscriber has selected second payment scheme given above and total deliveries are 12, then in case total due subscription at the end of 3<text:span text:style-name="T2">rd</text:span> delivery is 30000 Rs, then </text:p>
      <text:p text:style-name="P11">First instalment tracker gets created and points to 3<text:span text:style-name="T2">rd</text:span> delivery. 1/3<text:span text:style-name="T2">rd</text:span> of total i.e. 10000 Rs is expected after 3<text:span text:style-name="T2">rd</text:span> delivery. </text:p>
      <text:p text:style-name="P11"><text:soft-page-break/>Second instalment tracker gets created and points to 6<text:span text:style-name="T2">th</text:span> delivery. 10000+ (incremental payment1/2) is expected after 6<text:span text:style-name="T2">th</text:span> delivery. </text:p>
      <text:p text:style-name="P11">Third instalment tracker gets created and points to 9<text:span text:style-name="T2">th</text:span> delivery. 10000 + (incremental payment1/2) + incremental payment2 is expected after 9<text:span text:style-name="T2">th</text:span> delivery.</text:p>
      <text:p text:style-name="P11">In case either of this criteria does not get fulfilled the next delivery gets stopped.</text:p>
      <text:p text:style-name="P14"/>
      <text:h text:style-name="P3" text:outline-level="4">Organization of Payment across deliveries on subscription confirmation</text:h>
      <text:p text:style-name="P11">One of the major differentiators between instantaneous business and subscription business is the ability to receive agreed content in instalments and hence ability to make payments in instalments. Since total payment may not be made/expected in one shot, it needs to follow certain rule by which total due amount can be received in defined instalments. And this discipline /rule comes in the form of ‘payment scheme’. We will have just seen that how payment scheme determines instalment amounts and instalment cycles to distribute total due amount across subscription period.</text:p>
      <text:p text:style-name="P11">But the challenges is, even though each subscriber selects his desirable payment scheme, thereby agreeing to specific instalments and instalment amounts, he/she may/need not adhere to the agreed periodicity and instalment slabs. He/she may make more payment (bulk payment at once) than agreed slab and then do not pay for long time, or sometimes may pay as per instalment calendar but makes lesser payment than expected slab(s).</text:p>
      <text:p text:style-name="P11">Customer being the king of the business should have this flexibility and hence the onus of determining if the next delivery should be dispatched or not, comes onto subscription ecosystem.</text:p>
      <text:p text:style-name="P11">So the thumb rule that gets followed by the ecosystem is, </text:p>
      <text:list xml:id="list3475325540" text:style-name="WWNum57">
        <text:list-item>
          <text:p text:style-name="P7">Surely dispatch each of the delivery to its subscriber for which the total delivery cost is fulfilled by subscriber payment and </text:p>
        </text:list-item>
        <text:list-item>
          <text:p text:style-name="P7">Dispatch a next due delivery on its delivery time even if it’s total delivery cost is not yet fulfilled but all earlier instalments are paid in desired cycles OR sum of all earlier instalments paid is equal to sum of total payment expected till date as per elected payment scheme. </text:p>
        </text:list-item>
        <text:list-item>
          <text:p text:style-name="P7">Do not dispatch a delivery if either of the above criteria is not fulfilled.</text:p>
        </text:list-item>
      </text:list>
      <text:p text:style-name="P11"/>
      <text:p text:style-name="P11">Here Delivery Cost Account plays required role by ensuring that it has got its total due before its associated delivery is getting dispatched.</text:p>
      <text:p text:style-name="P11">When a subscription gets confirmed (subscriber domain), it results into creation of delivery account definition for each of designated delivery (as per delivery calendar and content set of subscriber). Each delivery account definition knows what content (list of items) is getting delivered, when it will be delivered etc. Hence it is possible to determine the current delivery cost of each delivery. <text:s/>The calculated cost per delivery is set as due amount for that delivery, in respective delivery cost account.</text:p>
      <text:p text:style-name="P11">Thus the purpose of delivery cost account becomes </text:p>
      <text:list xml:id="list500483724" text:style-name="WWNum56">
        <text:list-item>
          <text:p text:style-name="P13">To determine and maintain cost of the delivery (and periodically correct it until its actual dispatch).</text:p>
        </text:list-item>
        <text:list-item>
          <text:p text:style-name="P13">Keep on periodically adjusting due amount of the delivery against incoming payment/instalment received from subscriber, until the latest total delivery cost (recalculated until dispatch of that delivery) is 100% fulfilled by latest incoming payment.</text:p>
        </text:list-item>
        <text:list-item>
          <text:p text:style-name="P13">Use the successful fulfilment of delivery cost as a validation criteria, to allow dispatch of that delivery.</text:p>
        </text:list-item>
      </text:list>
      <text:p text:style-name="P11">So when the instalment payment is received, it gets distributed across all unfulfilled deliveries in the order to their delivery sequence in such a way that due payment of a delivery higher up in a sequence is tried to get 100% fulfilled by crediting equivalent part of incoming payment. If any more part of incoming payment is left, then it is used to fulfil delivery next in the sequence and so on.</text:p>
      <text:p text:style-name="P10"/>
      <text:h text:style-name="P3" text:outline-level="4"><text:soft-page-break/>Receipt of Payment/instalment</text:h>
      <text:p text:style-name="P11">When a payment is received for a subscription, it will reduce total receivable amount after getting credited it. As the total payment amount is also distributed across already made (but payment not fulfilled) as well as next lined up deliveries in the subscription, in the order of their delivery sequence, the incoming payment too, gets distributed among these delivery accounts. This is organized in such a way that due payment of a delivery with pending due amount, higher up in the sequence is tried to be fulfilled fully (100%). After fulfilling first delivery, in case some amount of the incoming payment is left to be consumed, it is taken to the delivery next in the sequence and tries to fulfil it fully/partially. The same process gets repeated until all incoming amount gets consumed toward fulfilment of as many deliveries as possible. Deliveries which are already dispatched or due for dispatch, but have some/full payment due are getting fulfilled by series of incoming payments. Obviously how many deliveries will be fulfilled for their due payment, solely depends on the payment received, which in turn depends on payment scheme chosen by a subscriber.</text:p>
      <text:p text:style-name="P14">But there is another angle to it, which is specific to subscription business line. When we say that full due payment of a delivery is getting fulfilled, is it the right due payment amount that is getting fulfilled? As we have understood earlier, subscriber may have chosen products which do not give any price commitment, or chosen the ones which give percentage discount commitment but its MRP keeps on fluctuating, thereby causing its absolute price vary for each delivery. In both these cases the same product may cost differently in each delivery. It means the total due amount for each may keep on varying along with price variations. So how do we determine what is the correct due cost of a delivery? Let’s understand following lifecycle event so as to get answer to this question.</text:p>
      <text:p text:style-name="P14">There is another important activity that gets carried out on receipt of payment for a subscription. If any delivery has been put on hold in this subscription due to lack of compliance to delivery dispatch criteria, after distribution of incoming payment across stakeholder deliveries, the deliveries on hold are again ‘tried’ for their eligibility for dispatch. If any of it is found eligible for dispatch then dispatch approval is sent for that delivery and subscriber domain can then deliver it.</text:p>
      <text:h text:style-name="P3" text:outline-level="4">Refreshing offer price change</text:h>
      <text:p text:style-name="P14">When the offer price of a product undergoes change (in Product domain), the same gets registered in Payments domain. This is required for all three pricing categories of the product. In case the product is ‘none committed’, every offer price change will impact the due payment calculation of all ‘yet to be made’ deliveries of all subscriptions which contain this product. In case the product is either ‘price committed’ or ‘percent discount committed’, any new subscriptions containing this product subscribed with this new offer price/percent discount, will need to get latest offer price/discount information locally. Hence payment domain should always keep the registry of all active prices (and their price buckets).</text:p>
      <text:h text:style-name="P3" text:outline-level="4">Refreshing tagged price change</text:h>
      <text:p text:style-name="P11">When the tagged price (purchase price and MRP) of a product undergoes changes, payment domain registers it too. The change of tagged price causes correction of due payment, for ‘percent discount committed’ products in each active subscription, as the discount percent should now be applied to revised MRP so as to determine absolute offer price which should be considered henceforth(after tagged price change). Thus change of tagged price of a ‘percent discount committed’ product, impacts due payment calculation of all ‘yet to be made’ deliveries of all subscriptions which contain this product. </text:p>
      <text:p text:style-name="P10"/>
      <text:h text:style-name="P3" text:outline-level="4">Correction of Due Payment</text:h>
      <text:p text:style-name="P14">Subscriber domain is responsible for preparing delivery for dispatch, prior to its actual dispatch to subscriber. This delivery preparation also applies to determination/correction of due payment.</text:p>
      <text:p text:style-name="P14">When a delivery is getting prepared for its dispatch it is the ‘last’ moment when the price of the consignment must get finalized. This is the time when latest offer prices of variable priced products <text:soft-page-break/>should be used to determine final due amount of that delivery. Hence ‘preparation of dispatch of a delivery’ is the event when the due amount correction gets triggered and provides the latest refined due amount of the consignment which is getting dispatched as well as total due amount.</text:p>
      <text:p text:style-name="P14">The correction is triggered for delivery which is getting ready for dispatch as well as all the remaining deliveries (which are yet to be delivered). In case deliveries containing ‘price committed’ products no corrections are required as the price has been committed for entire subscription. <text:s/>But correction is required for ‘none committed’ product and due amount for a delivery gets recalculated with its latest offer price. Also correction is required for ‘percent discount committed’ product and due amount for a delivery is recalculated with latest derived absolute offer price.</text:p>
      <text:p text:style-name="P14">This description tries to answer the question asked in Payment Receipt lifecycle event description, as what is the last moment where the due amount of a delivery is ‘frozen’. Remember that along with due amount recalculation of delivery getting ready for dispatch, the recalculation of remaining deliveries is also carried out. But for these deliveries, the due amount for each delivery does not get ‘frozen’. It will keep on getting corrected for a delivery until that delivery is getting ready for dispatch.</text:p>
      <text:h text:style-name="P3" text:outline-level="4">Adjustment of refund amount/reward points towards payment</text:h>
      <text:p text:style-name="P11">Fulfilment of delivery due amount (so as to make it eligible for dispatch), does not only happen using incoming instalments. If there is any refundable amount present in subscriber’s refund account it is also used for this fulfilment.</text:p>
      <text:p text:style-name="P11">Similarly subscriber has any accumulated reward points due to his/her current/previous subscription, and enables standing instruction to ecosystem to allow <text:s/>them to be used for adjustment against due then these are also used for due amount fulfilment.</text:p>
      <text:p text:style-name="P11">From where does current subscription accumulates refund and reward points? There are multiple scenarios which cause accumulation of refunds/reward points. Let’s see them one by one.</text:p>
      <text:p text:style-name="P11">If a subscriber has renewed his/her subscription, if there is any payment made by him/her in earlier subscription which exceeds total subscription due amount, it is first transferred to refund account to his/her earlier subscription. When subscription gets completed, this accumulated amount is moved to refund account of his/her new subscription. Thus, even though the renewed subscription has not yet taken off, it has refund amount in its account.</text:p>
      <text:p text:style-name="P11">Same is the story for reward points. They keep moving across subscriptions of the same subscriber. The reward pointes vested to a subscriber upon fulfilment of one or more benefit schemes, in earlier subscription, at the end gets transferred to renewed subscription, so as to ‘close’ earlier subscription payment account. Subscriber may wish to keep accumulating reward points or may wish to use them immediately to make residual payments.</text:p>
      <text:p text:style-name="P11">Creation of a delivery (and associated cost account) is not the just phenomenon at subscription confirmation. In case subscriber extends his/her subscription by adding few more deliveries, new cost account for that delivery gets created. Also if subscriber modifies content of one or more deliveries then those existing deliveries and their respective cost accounts are closed and recreated. During such content alteration if subscriber reduces desired content for one/ more/all remaining deliveries and if he/she has already paid for these deliveries in advance (anticipating earlier content volume), then it results into excess amount with regards to revised delivery content. This excess amount then gets deposited in refund account.</text:p>
      <text:p text:style-name="P11">Lastly in current subscription too, if subscriber is fulfilling criteria of one or more benefit schemes, he/she becomes eligible to receive certain number of reward points. These reward points are vested to him/her in certain instalments (as defined by that benefit schemes). Thus during active subscription reward points keep getting collected.</text:p>
      <text:p text:style-name="P14">When the corpus in refund account or reward account does gets applied to current dues? Every time when due payment is getting corrected (at each delivery ready for dispatch event), immediately after that the refund account and reward account gets checked as available means to fulfil deliveries pending in the order of their delivery sequence. In case some corpus is found in either/both accounts it gets distributed among, ’already delivered but dues not fulfilled’ and ‘yet to be delivered’ deliveries in the same manner as incoming payments.</text:p>
      <text:h text:style-name="P3" text:outline-level="4"><text:soft-page-break/>Assessment of delivery eligibility for dispatch</text:h>
      <text:p text:style-name="P14">When Payments domain receives intimation from Subscriber domain regarding a specific delivery being ready for dispatch, it has an authority to assess its payment status and then approve or reject the delivery dispatch.</text:p>
      <text:p text:style-name="P11">As stated earlier the thumb rule that gets followed by the ecosystem is, </text:p>
      <text:list xml:id="list181847134996596" text:continue-list="list3475325540" text:style-name="WWNum57">
        <text:list-item>
          <text:p text:style-name="P7">Surely dispatch each of the delivery to its subscriber for which the total delivery cost is fulfilled by one or more subscriber payments OR </text:p>
        </text:list-item>
        <text:list-item>
          <text:p text:style-name="P7">Dispatch a next due delivery on its delivery time even if its own total delivery cost is not yet fulfilled but all earlier instalments are received in desired cycles as determined by selected payment scheme OR</text:p>
        </text:list-item>
        <text:list-item>
          <text:p text:style-name="P7">Dispatch a next due delivery on its delivery time even if its own total delivery cost is not yet fulfilled but sum of all earlier instalments paid is equal to sum of total payment expected till date as per selected payment scheme, even though the instalments are not exactly arrived in desired cycles as determined by selected payment scheme but the overall effect of received payment is equivalent to the expected payment status till date. </text:p>
        </text:list-item>
        <text:list-item>
          <text:p text:style-name="P7">Do not dispatch a delivery if either of the above criteria is not fulfilled.</text:p>
        </text:list-item>
      </text:list>
      <text:p text:style-name="P14">The ready which is made ready for dispatch in Subscriber domain gets validated against these thumb rule and appropriate approval status (true or false) is sent by Payments domain to Subscriber domain. In case the received approval status is true, then subscriber domain dispatches that delivery, else holds it.</text:p>
      <text:p text:style-name="P14">In case a delivery dispatch is put on hold, when any new payment is received for its parent subscription then its fulfilment status is again reviewed after absorption and distribution of incoming payment across deliveries. In case it is found fulfilling above criteria, then it is approved for dispatch.</text:p>
      <text:h text:style-name="P3" text:outline-level="4">Completion of current subscription</text:h>
      <text:p text:style-name="P14">When a current active subscription ends gracefully (after successful dispatch of all desired deliveries) OR gets abruptly terminated by its subscriber, its corresponding payment account gets ‘deactivated’ or ‘closed’ depending on if there are any dues pending from either subscriber side or from merchant side. In case the total amount paid so far during current active subscription is equal to latest total due amount, the account can be safely closed as there are no dues pending from that subscriber. But in following three scenarios, the account gets deactivated but does not get closed.</text:p>
      <text:list xml:id="list2832479648" text:style-name="WWNum58">
        <text:list-item>
          <text:p text:style-name="P8">If there is any excess amount left after recovering total due cost of subscription, that needs to be refunded to the subscriber. In such case the account can get closed only after remunerating subscriber with that amount or equivalent reward points. The same can be either transferred to renewed subscription OR paid back to subscriber. <text:s/></text:p>
        </text:list-item>
        <text:list-item>
          <text:p text:style-name="P8">If there are any reward points accumulated with subscriber which are not transferred/redeemed. In this case too, the same rule as described in earlier point is followed.</text:p>
        </text:list-item>
        <text:list-item>
          <text:p text:style-name="P8">If there is any payment which is due with subscriber which he has not paid yet. This is a little complex scenario and needs to be handled with some settlement/collection policies adopted by merchants. </text:p>
        </text:list-item>
      </text:list>
      <text:p text:style-name="P14">In case a subscription account is ‘deactivated’ but not closed, the reason for deactivation determines post course of action. In case the reason is ‘Benefits/Money due with Merchant’, then the ecosystem needs to initiate communication with the subscriber informing him options to process this due and ask him/her to choose one option.</text:p>
      <text:list xml:id="list3761224906" text:style-name="WWNum59">
        <text:list-item>
          <text:p text:style-name="P9">Receive the due in cash. In such case Subscriber may provide his/her bank details and the due amount is credited to his account.</text:p>
        </text:list-item>
        <text:list-item>
          <text:p text:style-name="P9">Convert the due amount into equivalent reward points. In this case the reward points will not be processed, but the due amount gets converted to reward points. The total reward points are either transferred to subscriber account or transferred to his/her renewed subscription.</text:p>
        </text:list-item>
      </text:list>
      <text:p text:style-name="P14"><text:soft-page-break/>In case the subscription account is ‘deactivated’ but not closed and the reason is ‘due with Subscriber’, then the ecosystem should initiate communication regarding reminder to pay the dues with deadline date. In case subscriber has any accumulated reward points, the communication will intimate subscriber that the reward points are locked possible part of due amount may get recovered from accumulated reward points.</text:p>
      <text:p text:style-name="P14">Despite the communication as well as recovery from available reward points if the total due cannot be recovered then it will need to be handed over to collections team and will need manual intervention. In this case the due failed to get recovered gets added to Loss Account of Business domain.</text:p>
      <text:h text:style-name="P3" text:outline-level="4">Renewal of Subscription</text:h>
      <text:p text:style-name="P14">In case a subscriber renews subscription, which results into creation of new Payment Account, the un-redeemed reward points if any, get transferred from the old account to new account. Similarly un-paid due amount if any gets transferred from old to new account. Lastly if there is any excess credited amount in old account, which is not processed through refund process gets transferred to new account and gets adjusted against the subscription amount of renewed subscription.</text:p>
      <text:p text:style-name="P14">I hope that, after walking through the lifecycle activities of Payments domain, where each of the lifecycle event carries out certain set of activities towards fulfilment of total payment processing for the subscription, you have got detailed insight on its end to end functioning. </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18:25.485312921</meta:creation-date>
    <dc:date>2020-10-03T18:18:45.052240488</dc:date>
    <meta:editing-duration>PT20S</meta:editing-duration>
    <meta:editing-cycles>1</meta:editing-cycles>
    <meta:document-statistic meta:table-count="0" meta:image-count="0" meta:object-count="0" meta:page-count="8" meta:paragraph-count="121" meta:word-count="4536" meta:character-count="28704" meta:non-whitespace-character-count="24280"/>
    <meta:generator>LibreOffice/7.0.1.2$MacOSX_X86_64 LibreOffice_project/7cbcfc562f6eb6708b5ff7d7397325de9e764452</meta:generator>
  </office:meta>
</office:document-meta>
</file>